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373a3c" loext:opacity="100%" style:font-name="apple-system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373a3c" loext:opacity="100%" style:font-name="apple-system" fo:font-size="12pt" fo:letter-spacing="normal" fo:font-style="normal" fo:font-weight="normal"/>
    </style:style>
    <style:style style:name="P5" style:family="paragraph" style:parent-style-name="Text_20_body" style:list-style-name="L2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373a3c" loext:opacity="100%" style:font-name="apple-system" fo:font-size="12pt" fo:letter-spacing="normal" fo:font-style="normal" fo:font-weight="normal"/>
    </style:style>
    <style:style style:name="T1" style:family="text">
      <style:text-properties fo:font-variant="normal" fo:text-transform="none" fo:color="#373a3c" loext:opacity="100%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373a3c" loext:opacity="100%" style:font-name="apple-system" fo:font-size="12pt" fo:letter-spacing="normal" fo:font-style="normal"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rrecion de l'I.A. Expression écrite: récit</text:h>
      <text:p text:style-name="P1"/>
      <text:p text:style-name="P2"><text:span text:style-name="T1">Tu es un correcteur spécialisé en français langue étrangère, niveau </text:span><text:span text:style-name="Strong_20_Emphasis"><text:span text:style-name="T2">B1 – certification</text:span></text:span><text:span text:style-name="T1">.</text:span></text:p>
      <text:p text:style-name="P2"><text:span text:style-name="T1">Je vais te donner un </text:span><text:span text:style-name="Strong_20_Emphasis"><text:span text:style-name="T2">texte narratif d’environ 120–125 mots</text:span></text:span><text:span text:style-name="T1">.</text:span></text:p>
      <text:p text:style-name="P2"><text:span text:style-name="Strong_20_Emphasis"><text:span text:style-name="T2">Ta tâche :</text:span></text:span></text:p>
      <text:list text:style-name="L1">
        <text:list-item>
          <text:p text:style-name="P3"><text:span text:style-name="T1">Évaluer mon texte comme dans une </text:span><text:span text:style-name="Strong_20_Emphasis"><text:span text:style-name="T2">épreuve officielle B1</text:span></text:span><text:span text:style-name="T1">, selon ces critères :</text:span></text:p>
          <text:list>
            <text:list-item>
              <text:p text:style-name="P4">adéquation à la consigne (continuer un récit),</text:p>
            </text:list-item>
            <text:list-item>
              <text:p text:style-name="P4">cohérence et organisation du texte,</text:p>
            </text:list-item>
            <text:list-item>
              <text:p text:style-name="P4">richesse linguistique,</text:p>
            </text:list-item>
            <text:list-item>
              <text:p text:style-name="P4">correction grammaticale et orthographique.</text:p>
            </text:list-item>
          </text:list>
        </text:list-item>
        <text:list-item>
          <text:p text:style-name="P4">Me dire clairement :</text:p>
          <text:list>
            <text:list-item>
              <text:p text:style-name="P4">ce qui fonctionne bien,</text:p>
            </text:list-item>
            <text:list-item>
              <text:p text:style-name="P4">ce qui peut être amélioré pour un niveau B1.</text:p>
            </text:list-item>
          </text:list>
        </text:list-item>
        <text:list-item>
          <text:p text:style-name="P3"><text:span text:style-name="T1">Vérifier si j’ai utilisé </text:span><text:span text:style-name="Strong_20_Emphasis"><text:span text:style-name="T2">au moins une structure au subjonctif</text:span></text:span><text:span text:style-name="T1"> :</text:span></text:p>
          <text:list>
            <text:list-item>
              <text:p text:style-name="P4">dire si elle est correcte ou non,</text:p>
            </text:list-item>
            <text:list-item>
              <text:p text:style-name="P3"><text:span text:style-name="T1">proposer une amélioration </text:span><text:span text:style-name="Strong_20_Emphasis"><text:span text:style-name="T2">uniquement si nécessaire</text:span></text:span><text:span text:style-name="T1">.</text:span></text:p>
            </text:list-item>
          </text:list>
        </text:list-item>
        <text:list-item>
          <text:p text:style-name="P3"><text:span text:style-name="T1">Corriger </text:span><text:span text:style-name="Strong_20_Emphasis"><text:span text:style-name="T2">uniquement les erreurs importantes</text:span></text:span><text:span text:style-name="T1"> (celles qui pourraient faire baisser la note),<text:line-break/>sans réécrire tout le texte.</text:span></text:p>
        </text:list-item>
      </text:list>
      <text:p text:style-name="P2"><text:span text:style-name="Strong_20_Emphasis"><text:span text:style-name="T2">Contraintes importantes :</text:span></text:span></text:p>
      <text:list text:style-name="L2">
        <text:list-item>
          <text:p text:style-name="P5">Ne réécris pas mon texte entièrement.</text:p>
        </text:list-item>
        <text:list-item>
          <text:p text:style-name="P5">Ne propose pas un modèle de réponse.</text:p>
        </text:list-item>
        <text:list-item>
          <text:p text:style-name="P5">Explique brièvement les corrections.</text:p>
        </text:list-item>
        <text:list-item>
          <text:p text:style-name="P5">Reste au niveau B1 (pas de structures trop avancées).</text:p>
        </text:list-item>
      </text:list>
      <text:p text:style-name="P1">Voici mon texte :</text:p>
      <text:p text:style-name="P1">« … »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9T17:29:00.928257600</meta:creation-date>
    <dc:date>2026-01-09T17:29:46.462698800</dc:date>
    <meta:editing-duration>PT48S</meta:editing-duration>
    <meta:editing-cycles>1</meta:editing-cycles>
    <meta:document-statistic meta:table-count="0" meta:image-count="0" meta:object-count="0" meta:page-count="1" meta:paragraph-count="23" meta:word-count="173" meta:character-count="1003" meta:non-whitespace-character-count="869"/>
    <meta:generator>LibreOffice/25.8.2.2$Windows_X86_64 LibreOffice_project/d401f2107ccab8f924a8e2df40f573aab7605b6f</meta:generator>
  </office:meta>
</office:document-meta>
</file>